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48e" officeooo:paragraph-rsid="00002d28"/>
    </style:style>
    <style:style style:name="P2"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bold" officeooo:paragraph-rsid="00002d28"/>
    </style:style>
    <style:style style:name="P3"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bold" officeooo:paragraph-rsid="00002d28"/>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normal" officeooo:paragraph-rsid="00002d28"/>
    </style:style>
    <style:style style:name="P6"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7" style:family="paragraph" style:parent-style-name="Text_20_body">
      <style:text-properties fo:font-variant="normal" fo:text-transform="none" fo:color="#282829" style:font-name="apple-system" fo:font-size="11.25pt" fo:letter-spacing="normal" fo:font-style="normal" fo:font-weight="normal" officeooo:rsid="0001548e" officeooo:paragraph-rsid="00002d28"/>
    </style:style>
    <style:style style:name="T1" style:family="text">
      <style:text-properties fo:font-variant="normal" fo:text-transform="none" fo:color="#282829" style:font-name="apple-system" fo:font-size="15.75pt" fo:letter-spacing="normal" fo:font-style="normal" fo:font-weight="bold"/>
    </style:style>
    <style:style style:name="T2" style:family="text">
      <style:text-properties fo:color="#195faa" style:text-line-through-style="none" style:text-line-through-type="none" style:text-underline-style="none" style:text-blinking="false"/>
    </style:style>
    <style:style style:name="T3" style:family="text">
      <style:text-properties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quora.com/What-will-be-the-future-of-AI-in-coming-future" text:style-name="Internet_20_link" text:visited-style-name="Visited_20_Internet_20_Link">https://www.quora.com/What-will-be-the-future-of-AI-in-coming-future</text:a></text:p>
      <text:p text:style-name="P1"><text:span text:style-name="T1">What will be the future of AI in coming future?</text:span> </text:p>
      <text:p text:style-name="P1">***********************************************************************</text:p>
      <text:p text:style-name="P7">Artificial intelligence is widely adopted by the manufacturers in the industries such as pharmaceuticals, automobile, food and beverages, and energy and power. Increasing venture capital investments, growing demand for automation, and rapidly evolving industries and industrial IoT are believed to be driving the global artificial intelligence in manufacturing market. </text:p>
      <text:p text:style-name="P7"><text:a xlink:type="simple" xlink:href="https://appinventiv.com/blog/machine-learning-app-development?utm_source=quora&amp;utm_medium=quora_swati&amp;utm_campaign=quoraswati23oct" office:target-frame-name="_blank" xlink:show="new" text:style-name="Internet_20_link" text:visited-style-name="Visited_20_Internet_20_Link"><text:span text:style-name="T2">AI and machine learning technologies </text:span></text:a>are not something we only see in sci-fi movies, they have become today’s reality.</text:p>
      <text:p text:style-name="P4">Following are some of the use cases of AI and ML in today's world:</text:p>
      <text:list xml:id="list3413135811" text:style-name="L4">
        <text:list-item>
          <text:p text:style-name="P6"><text:span text:style-name="T3">Data Security -</text:span> Malware is a never-ending problem in the digital realm. And machine learning algorithms can easily look for patterns in how data in the cloud is accessed and in return, report the anomalies that can be crucial to report security breaches.</text:p>
        </text:list-item>
        <text:list-item>
          <text:p text:style-name="P6"><text:span text:style-name="T3">Personal security -</text:span> Airport security can be fully replaced by machine learning and AI and ensure a greater security.</text:p>
        </text:list-item>
        <text:list-item>
          <text:p text:style-name="P6"><text:span text:style-name="T3">Financial Trading -</text:span> The mysteries of the stock market still remain unknown to many. Many prestigious trading firms use proprietary systems to predict and execute trades at high speeds and high volume. Many still rely on probabilities but that can be turned around anytime. And Nobody can beat a machine at processing huge amounts of data and give an outcome.</text:p>
        </text:list-item>
        <text:list-item>
          <text:p text:style-name="P6"><text:span text:style-name="T3">Marketing personalisation -</text:span> This is what is being done today. Where search engines study your behaviour patterns and on the basis of your age, geography, sex, etc, categorise your search results in a more personalised way. Same is the algorithm practised by Amazon’s product suggestions.</text:p>
        </text:list-item>
      </text:list>
      <text:p text:style-name="P4">These might not sound like something straight out of a star wars movie but when we think about it, we realise, From siri to Alexa, everything took a level of artificial intelligence to cater to us and this is in itself is a huge deal.</text:p>
      <text:p text:style-name="P4">Machines learning the behaviours we subconsciously display and act accordingly! I mean, That’s future right here!</text:p>
      <text:p text:style-name="P7"/>
      <text:p text:style-name="P7">AI has been changing our lives for decades,but never has AI felt ubiquitous like now. AI can make all our dreams come true, or destroy the society and society as we know it.</text:p>
      <text:p text:style-name="P5">It already known that human jobs are constantly eaten away by software,specifically AI algorithms which can analyse huge amount of data and control better process management decisions with more efficient outcomes.</text:p>
      <text:p text:style-name="P5">The Bank of England estimates that 48% of human workers will eventually be replaced by robotics and software automation, and ArkInvest predicts that 76 million U.S. jobs will disappear in the next two decades — almost 10 times the number of jobs created during the Obama years. And it’s more <text:soft-page-break/>than low-skilled factory workers losing their seats to software intelligent robots. Even Wall Street is being disrupted: cloud-based software technologies, such as Blockchain, are displacing sales/trading and settlements professionals and increasing price discovery and transparency on the sell-side of the Street, while data analytics is helping quantitative trading eliminate the fundamental mis-pricing of securities, formerly the mission and exclusive domain of active mangers.</text:p>
      <text:list xml:id="list1058835559" text:style-name="L2">
        <text:list-item>
          <text:p text:style-name="P2">Robots will keep us safer, especially from disasters</text:p>
        </text:list-item>
        <text:list-item>
          <text:p text:style-name="P2">We all will become cyborgs.</text:p>
        </text:list-item>
        <text:list-item>
          <text:p text:style-name="P2">AI will turn us into superhumans.</text:p>
        </text:list-item>
        <text:list-item>
          <text:p text:style-name="P2">Very smart computers may solve our problems, even change in the climate.</text:p>
        </text:list-item>
        <text:list-item>
          <text:p text:style-name="P2">Improvement in medical care.</text:p>
        </text:list-item>
        <text:list-item>
          <text:p text:style-name="P2">Super intelligent computers may also make internet access available to people who don’t have it now.</text:p>
        </text:list-item>
      </text:list>
      <text:p text:style-name="P5">If computers are able to converse in natural language and really understand what people are asking and give sensible answers it might really have a big impact on all of these people that currently don't benefit from the kind of technology that we do.</text:p>
      <text:list xml:id="list3977119056" text:style-name="L3">
        <text:list-item>
          <text:p text:style-name="P3">AI could give us more time to be creative and to think broadly because it can relieve us from stressful jobs.</text:p>
        </text:list-item>
        <text:list-item>
          <text:p text:style-name="P3">Sad part is, robots will take away most of our job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1T00:36:38.240000000</dc:date>
    <meta:editing-duration>PT1M51S</meta:editing-duration>
    <meta:editing-cycles>2</meta:editing-cycles>
    <meta:document-statistic meta:table-count="0" meta:image-count="0" meta:object-count="0" meta:page-count="2" meta:paragraph-count="24" meta:word-count="637" meta:character-count="4000" meta:non-whitespace-character-count="3396"/>
  </office:meta>
</office:document-meta>
</file>